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7.2" calcext:value-type="float">
            <text:p>17.2</text:p>
          </table:table-cell>
          <table:table-cell table:number-columns-repeated="2"/>
          <table:table-cell office:value-type="string" calcext:value-type="string">
            <text:p>Tself</text:p>
          </table:table-cell>
          <table:table-cell table:number-columns-repeated="2"/>
          <table:table-cell office:value-type="string" calcext:value-type="string">
            <text:p>Allreduce</text:p>
          </table:table-cell>
          <table:table-cell table:number-columns-repeated="6"/>
          <table:table-cell office:value-type="string" calcext:value-type="string">
            <text:p>StepAllCells(ms)</text:p>
          </table:table-cell>
          <table:table-cell table:number-columns-repeated="2"/>
          <table:table-cell office:value-type="string" calcext:value-type="string">
            <text:p>Total Step</text:p>
          </table:table-cell>
          <table:table-cell office:value-type="string" calcext:value-type="string">
            <text:p>memcpy(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9.2" calcext:value-type="float">
            <text:p>9.2</text:p>
          </table:table-cell>
          <table:table-cell office:value-type="float" office:value="125" calcext:value-type="float">
            <text:p>125</text:p>
          </table:table-cell>
          <table:table-cell office:value-type="float" office:value="11.9" calcext:value-type="float">
            <text:p>11.9</text:p>
          </table:table-cell>
          <table:table-cell office:value-type="float" office:value="12.6" calcext:value-type="float">
            <text:p>12.6</text:p>
          </table:table-cell>
          <table:table-cell office:value-type="float" office:value="8.54" calcext:value-type="float">
            <text:p>8.54</text:p>
          </table:table-cell>
          <table:table-cell table:formula="of:=[.F2]-[.E2]" office:value-type="float" office:value="0.699999999999999" calcext:value-type="float">
            <text:p>0.7</text:p>
          </table:table-cell>
          <table:table-cell table:formula="of:=(0.7/[.H2])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table:formula="of:=24*3672/[.J2]/1024/1024/1024" office:value-type="float" office:value="0.00283019296054182" calcext:value-type="float">
            <text:p>0.002830193</text:p>
          </table:table-cell>
          <table:table-cell table:formula="of:=[.J2]+0.109" office:value-type="float" office:value="0.138" calcext:value-type="float">
            <text:p>0.138</text:p>
          </table:table-cell>
          <table:table-cell/>
          <table:table-cell table:formula="of:=0.138/[.L2]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.5</text:p>
          </table:table-cell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657.4" calcext:value-type="float">
            <text:p>657.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8" calcext:value-type="float">
            <text:p>10.8</text:p>
          </table:table-cell>
          <table:table-cell office:value-type="float" office:value="67.9" calcext:value-type="float">
            <text:p>67.9</text:p>
          </table:table-cell>
          <table:table-cell office:value-type="float" office:value="627" calcext:value-type="float">
            <text:p>627</text:p>
          </table:table-cell>
          <table:table-cell office:value-type="float" office:value="12.35" calcext:value-type="float">
            <text:p>12.35</text:p>
          </table:table-cell>
          <table:table-cell office:value-type="float" office:value="13.08" calcext:value-type="float">
            <text:p>13.08</text:p>
          </table:table-cell>
          <table:table-cell office:value-type="float" office:value="38.38" calcext:value-type="float">
            <text:p>38.38</text:p>
          </table:table-cell>
          <table:table-cell table:formula="of:=[.F3]-[.E3]" office:value-type="float" office:value="0.73" calcext:value-type="float">
            <text:p>0.73</text:p>
          </table:table-cell>
          <table:table-cell table:formula="of:=(0.7/[.H3])" office:value-type="float" office:value="0.958904109589041" calcext:value-type="float">
            <text:p>0.9589041096</text:p>
          </table:table-cell>
          <table:table-cell office:value-type="float" office:value="0.032" calcext:value-type="float">
            <text:p>0.032</text:p>
          </table:table-cell>
          <table:table-cell table:formula="of:=24*3672/[.J3]/1024/1024/1024" office:value-type="float" office:value="0.00256486237049103" calcext:value-type="float">
            <text:p>0.0025648624</text:p>
          </table:table-cell>
          <table:table-cell table:formula="of:=[.J3]+0.109" office:value-type="float" office:value="0.141" calcext:value-type="float">
            <text:p>0.141</text:p>
          </table:table-cell>
          <table:table-cell/>
          <table:table-cell table:formula="of:=0.138/[.L3]" office:value-type="float" office:value="0.978723404255319" calcext:value-type="float">
            <text:p>0.9787234043</text:p>
          </table:table-cell>
          <table:table-cell office:value-type="float" office:value="8.41" calcext:value-type="float">
            <text:p>8.41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.3</text:p>
          </table:table-cell>
          <table:table-cell table:formula="of:=109.5/[.Q3]" office:value-type="float" office:value="3.28828828828829" calcext:value-type="float">
            <text:p>3.2882882883</text:p>
          </table:table-cell>
          <table:table-cell office:value-type="float" office:value="64000" calcext:value-type="float">
            <text:p>64000</text:p>
          </table:table-cell>
          <table:table-cell office:value-type="float" office:value="33" calcext:value-type="float">
            <text:p>3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250" calcext:value-type="float">
            <text:p>1250</text:p>
          </table:table-cell>
          <table:table-cell office:value-type="float" office:value="12.17" calcext:value-type="float">
            <text:p>12.17</text:p>
          </table:table-cell>
          <table:table-cell office:value-type="float" office:value="12.94" calcext:value-type="float">
            <text:p>12.94</text:p>
          </table:table-cell>
          <table:table-cell office:value-type="float" office:value="68.171" calcext:value-type="float">
            <text:p>68.171</text:p>
          </table:table-cell>
          <table:table-cell table:formula="of:=[.F4]-[.E4]" office:value-type="float" office:value="0.77" calcext:value-type="float">
            <text:p>0.77</text:p>
          </table:table-cell>
          <table:table-cell table:formula="of:=(0.7/[.H4])" office:value-type="float" office:value="0.90909090909091" calcext:value-type="float">
            <text:p>0.9090909091</text:p>
          </table:table-cell>
          <table:table-cell office:value-type="float" office:value="0.033" calcext:value-type="float">
            <text:p>0.033</text:p>
          </table:table-cell>
          <table:table-cell table:formula="of:=24*3672/[.J4]/1024/1024/1024" office:value-type="float" office:value="0.00248713926835494" calcext:value-type="float">
            <text:p>0.0024871393</text:p>
          </table:table-cell>
          <table:table-cell table:formula="of:=[.J4]+0.109" office:value-type="float" office:value="0.142" calcext:value-type="float">
            <text:p>0.142</text:p>
          </table:table-cell>
          <table:table-cell/>
          <table:table-cell table:formula="of:=0.138/[.L4]" office:value-type="float" office:value="0.971830985915493" calcext:value-type="float">
            <text:p>0.9718309859</text:p>
          </table:table-cell>
          <table:table-cell office:value-type="float" office:value="16.16" calcext:value-type="float">
            <text:p>16.16</text:p>
          </table:table-cell>
          <table:table-cell office:value-type="float" office:value="20" calcext:value-type="float">
            <text:p>20</text:p>
          </table:table-cell>
          <table:table-cell office:value-type="float" office:value="26.4" calcext:value-type="float">
            <text:p>26.4</text:p>
          </table:table-cell>
          <table:table-cell table:formula="of:=109.5/[.Q4]" office:value-type="float" office:value="4.14772727272727" calcext:value-type="float">
            <text:p>4.1477272727</text:p>
          </table:table-cell>
          <table:table-cell office:value-type="float" office:value="32000" calcext:value-type="float">
            <text:p>32000</text:p>
          </table:table-cell>
          <table:table-cell office:value-type="float" office:value="26" calcext:value-type="float">
            <text:p>26</text:p>
          </table:table-cell>
          <table:table-cell office:value-type="float" office:value="390.1" calcext:value-type="float">
            <text:p>39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office:value-type="float" office:value="2540" calcext:value-type="float">
            <text:p>2540</text:p>
          </table:table-cell>
          <table:table-cell office:value-type="float" office:value="12.52" calcext:value-type="float">
            <text:p>12.52</text:p>
          </table:table-cell>
          <table:table-cell office:value-type="float" office:value="13.308" calcext:value-type="float">
            <text:p>13.308</text:p>
          </table:table-cell>
          <table:table-cell office:value-type="float" office:value="159.8" calcext:value-type="float">
            <text:p>159.8</text:p>
          </table:table-cell>
          <table:table-cell table:formula="of:=[.F5]-[.E5]" office:value-type="float" office:value="0.788" calcext:value-type="float">
            <text:p>0.788</text:p>
          </table:table-cell>
          <table:table-cell table:formula="of:=(0.7/[.H5])" office:value-type="float" office:value="0.888324873096446" calcext:value-type="float">
            <text:p>0.8883248731</text:p>
          </table:table-cell>
          <table:table-cell office:value-type="float" office:value="0.035" calcext:value-type="float">
            <text:p>0.035</text:p>
          </table:table-cell>
          <table:table-cell table:formula="of:=24*3672/[.J5]/1024/1024/1024" office:value-type="float" office:value="0.00234501702444894" calcext:value-type="float">
            <text:p>0.002345017</text:p>
          </table:table-cell>
          <table:table-cell table:formula="of:=[.J5]+0.109" office:value-type="float" office:value="0.144" calcext:value-type="float">
            <text:p>0.144</text:p>
          </table:table-cell>
          <table:table-cell/>
          <table:table-cell table:formula="of:=0.138/[.L5]" office:value-type="float" office:value="0.958333333333333" calcext:value-type="float">
            <text:p>0.9583333333</text:p>
          </table:table-cell>
          <table:table-cell office:value-type="float" office:value="42.27" calcext:value-type="float">
            <text:p>42.27</text:p>
          </table:table-cell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table:formula="of:=109.5/[.Q5]" office:value-type="float" office:value="4.86666666666667" calcext:value-type="float">
            <text:p>4.866666666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60" calcext:value-type="float">
            <text:p>560</text:p>
          </table:table-cell>
          <table:table-cell office:value-type="float" office:value="5080" calcext:value-type="float">
            <text:p>5080</text:p>
          </table:table-cell>
          <table:table-cell office:value-type="float" office:value="12.21" calcext:value-type="float">
            <text:p>12.21</text:p>
          </table:table-cell>
          <table:table-cell office:value-type="float" office:value="13.11" calcext:value-type="float">
            <text:p>13.11</text:p>
          </table:table-cell>
          <table:table-cell office:value-type="float" office:value="310.241" calcext:value-type="float">
            <text:p>310.241</text:p>
          </table:table-cell>
          <table:table-cell table:formula="of:=[.F6]-[.E6]" office:value-type="float" office:value="0.899999999999999" calcext:value-type="float">
            <text:p>0.9</text:p>
          </table:table-cell>
          <table:table-cell table:formula="of:=(0.7/[.H6])" office:value-type="float" office:value="0.777777777777779" calcext:value-type="float">
            <text:p>0.7777777778</text:p>
          </table:table-cell>
          <table:table-cell office:value-type="float" office:value="0.039" calcext:value-type="float">
            <text:p>0.039</text:p>
          </table:table-cell>
          <table:table-cell table:formula="of:=24*3672/[.J6]/1024/1024/1024" office:value-type="float" office:value="0.00210450245783879" calcext:value-type="float">
            <text:p>0.0021045025</text:p>
          </table:table-cell>
          <table:table-cell table:formula="of:=[.J6]+0.109" office:value-type="float" office:value="0.148" calcext:value-type="float">
            <text:p>0.148</text:p>
          </table:table-cell>
          <table:table-cell/>
          <table:table-cell table:formula="of:=0.138/[.L6]" office:value-type="float" office:value="0.932432432432432" calcext:value-type="float">
            <text:p>0.9324324324</text:p>
          </table:table-cell>
          <table:table-cell office:value-type="float" office:value="67.61" calcext:value-type="float">
            <text:p>67.61</text:p>
          </table:table-cell>
          <table:table-cell office:value-type="float" office:value="40" calcext:value-type="float">
            <text:p>40</text:p>
          </table:table-cell>
          <table:table-cell office:value-type="float" office:value="20.4" calcext:value-type="float">
            <text:p>20.4</text:p>
          </table:table-cell>
          <table:table-cell table:formula="of:=109.5/[.Q6]" office:value-type="float" office:value="5.36764705882353" calcext:value-type="float">
            <text:p>5.367647058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.27" calcext:value-type="float">
            <text:p>12.27</text:p>
          </table:table-cell>
          <table:table-cell office:value-type="float" office:value="13.23" calcext:value-type="float">
            <text:p>13.23</text:p>
          </table:table-cell>
          <table:table-cell office:value-type="float" office:value="488" calcext:value-type="float">
            <text:p>488</text:p>
          </table:table-cell>
          <table:table-cell table:formula="of:=[.F7]-[.E7]" office:value-type="float" office:value="0.960000000000001" calcext:value-type="float">
            <text:p>0.96</text:p>
          </table:table-cell>
          <table:table-cell table:formula="of:=(0.7/[.H7])" office:value-type="float" office:value="0.729166666666666" calcext:value-type="float">
            <text:p>0.7291666667</text:p>
          </table:table-cell>
          <table:table-cell office:value-type="float" office:value="0.041" calcext:value-type="float">
            <text:p>0.041</text:p>
          </table:table-cell>
          <table:table-cell table:formula="of:=24*3672/[.J7]/1024/1024/1024" office:value-type="float" office:value="0.00200184380135885" calcext:value-type="float">
            <text:p>0.0020018438</text:p>
          </table:table-cell>
          <table:table-cell table:formula="of:=[.J7]+0.109" office:value-type="float" office:value="0.15" calcext:value-type="float">
            <text:p>0.15</text:p>
          </table:table-cell>
          <table:table-cell/>
          <table:table-cell table:formula="of:=0.138/[.L7]" office:value-type="float" office:value="0.92" calcext:value-type="float">
            <text:p>0.92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9.1" calcext:value-type="float">
            <text:p>19.1</text:p>
          </table:table-cell>
          <table:table-cell table:formula="of:=109.5/[.Q7]" office:value-type="float" office:value="5.73298429319372" calcext:value-type="float">
            <text:p>5.732984293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18.1" calcext:value-type="float">
            <text:p>18.1</text:p>
          </table:table-cell>
          <table:table-cell table:formula="of:=109.5/[.Q8]" office:value-type="float" office:value="6.04972375690608" calcext:value-type="float">
            <text:p>6.049723756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17.2" calcext:value-type="float">
            <text:p>17.2</text:p>
          </table:table-cell>
          <table:table-cell table:formula="of:=109.5/[.Q9]" office:value-type="float" office:value="6.36627906976744" calcext:value-type="float">
            <text:p>6.366279069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0" calcext:value-type="float">
            <text:p>80</text:p>
          </table:table-cell>
          <table:table-cell office:value-type="float" office:value="16.5" calcext:value-type="float">
            <text:p>16.5</text:p>
          </table:table-cell>
          <table:table-cell table:formula="of:=109.5/[.Q10]" office:value-type="float" office:value="6.63636363636364" calcext:value-type="float">
            <text:p>6.636363636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16.101" calcext:value-type="float">
            <text:p>16.101</text:p>
          </table:table-cell>
          <table:table-cell table:formula="of:=109.5/[.Q11]" office:value-type="float" office:value="6.8008198248556" calcext:value-type="float">
            <text:p>6.800819824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00" calcext:value-type="float">
            <text:p>100</text:p>
          </table:table-cell>
          <table:table-cell office:value-type="float" office:value="15.491" calcext:value-type="float">
            <text:p>15.491</text:p>
          </table:table-cell>
          <table:table-cell table:formula="of:=109.5/[.Q12]" office:value-type="float" office:value="7.06862048931638" calcext:value-type="float">
            <text:p>7.0686204893</text:p>
          </table:table-cell>
          <table:table-cell table:number-columns-repeated="3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/>
          <table:table-cell>
            <draw:frame table:end-cell-address="Sheet1.I50" table:end-x="21.94pt" table:end-y="10.8pt" draw:z-index="1" draw:style-name="gr1" draw:text-style-name="P1" svg:width="455.22pt" svg:height="263.76pt" svg:x="16.5pt" svg:y="3.03pt">
              <loext:p draw:notify-on-update-of-ranges="Sheet1.A2:Sheet1.A7 Sheet1.N2:Sheet1.N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6">
          <table:table-cell table:number-columns-repeated="21"/>
        </table:table-row>
        <table:table-row table:style-name="ro1">
          <table:table-cell table:number-columns-repeated="16"/>
          <table:table-cell>
            <draw:frame table:end-cell-address="Sheet1.AA68" table:end-x="10.52pt" table:end-y="8.08pt" draw:z-index="0" draw:style-name="gr1" draw:text-style-name="P1" svg:width="647.91pt" svg:height="270pt" svg:x="3.86pt" svg:y="6.89pt">
              <loext:p draw:notify-on-update-of-ranges="Sheet1.P2:Sheet1.P12 Sheet1.R2:Sheet1.R1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6:36:10.091563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9:54:05</meta:creation-date>
    <dc:date>2018-10-01T19:15:07.938672550</dc:date>
    <meta:editing-duration>PT11H3M1S</meta:editing-duration>
    <meta:editing-cycles>8</meta:editing-cycles>
    <meta:generator>LibreOffice/5.1.6.2$Linux_X86_64 LibreOffice_project/10m0$Build-2</meta:generator>
    <meta:document-statistic meta:table-count="3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6cm" svg:height="9.306cm" xlink:href=".." xlink:type="simple" chart:class="chart:scatter" chart:style-name="ch1">
        <chart:title svg:x="6.948cm" svg:y="0.321cm" chart:style-name="ch2">
          <text:p>Efficiency</text:p>
        </chart:title>
        <chart:plot-area chart:style-name="ch3" table:cell-range-address="Sheet1.A2:Sheet1.A7 Sheet1.N2:Sheet1.N7" svg:x="0.321cm" svg:y="1.326cm" svg:width="15.418cm" svg:height="6.844cm">
          <chartooo:coordinate-region svg:x="1.283cm" svg:y="1.513cm" svg:width="13.946cm" svg:height="6.034cm"/>
          <chart:axis chart:dimension="x" chart:name="primary-x" chart:style-name="ch4">
            <chart:title svg:x="6.381cm" svg:y="8.357cm" chart:style-name="ch5">
              <text:p>number of Tesla GPU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2:Sheet1.N7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78723404255319">
                <text:p>0.978723404255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971830985915493">
                <text:p>0.971830985915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932432432432432">
                <text:p>0.932432432432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58cm" svg:height="9.526cm" xlink:href=".." xlink:type="simple" chart:class="chart:scatter" chart:style-name="ch1">
        <chart:title svg:x="10.381cm" svg:y="0.325cm" chart:style-name="ch2">
          <text:p>Speedup</text:p>
        </chart:title>
        <chart:plot-area chart:style-name="ch3" table:cell-range-address="Sheet1.P2:Sheet1.P12 Sheet1.R2:Sheet1.R12" svg:x="0.457cm" svg:y="1.334cm" svg:width="21.944cm" svg:height="7.052cm">
          <chartooo:coordinate-region svg:x="0.911cm" svg:y="1.521cm" svg:width="21.184cm" svg:height="6.242cm"/>
          <chart:axis chart:dimension="x" chart:name="primary-x" chart:style-name="ch4">
            <chart:title svg:x="9.78cm" svg:y="8.577cm" chart:style-name="ch5">
              <text:p>number of Tesla GPU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R2:Sheet1.R12" chart:class="chart:scatter">
            <chart:domain table:cell-range-address="Sheet1.P2:Sheet1.P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2:Sheet1.P12</svg:desc>
                </draw:g>
              </table:table-cell>
              <table:table-cell office:value-type="float" office:value="1">
                <text:p>1</text:p>
                <draw:g>
                  <svg:desc>Sheet1.R2:Sheet1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8828828828829">
                <text:p>3.28828828828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14772727272727">
                <text:p>4.147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.36764705882353">
                <text:p>5.36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.73298429319372">
                <text:p>5.73298429319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.04972375690608">
                <text:p>6.04972375690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.36627906976744">
                <text:p>6.36627906976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.63636363636364">
                <text:p>6.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.8008198248556">
                <text:p>6.8008198248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.06862048931638">
                <text:p>7.06862048931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